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B00000111500C3B9D71835C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ab" officeooo:paragraph-rsid="001b2ca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2cab" officeooo:paragraph-rsid="001b2c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5cac" officeooo:paragraph-rsid="001c1bf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a5fc" officeooo:paragraph-rsid="0023a5f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f2ae" officeooo:paragraph-rsid="0025f2a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db1a" officeooo:paragraph-rsid="0026db1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85de" officeooo:paragraph-rsid="002985d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70b0" officeooo:paragraph-rsid="003370b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ndale Mono" fo:font-size="13pt" officeooo:rsid="002cae76" officeooo:paragraph-rsid="002cae76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200c4" officeooo:paragraph-rsid="003200c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614aa" officeooo:paragraph-rsid="003614a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bed81" officeooo:paragraph-rsid="003bed8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0d756" officeooo:paragraph-rsid="0040d75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2469b" officeooo:paragraph-rsid="0042469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4461d" officeooo:paragraph-rsid="0044461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5f7ff" officeooo:paragraph-rsid="0045f7f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0fcc6" officeooo:paragraph-rsid="0050fcc6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33707" officeooo:paragraph-rsid="0053370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6e4e3" officeooo:paragraph-rsid="0056e4e3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c40e7" officeooo:paragraph-rsid="005c40e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f2e77" officeooo:paragraph-rsid="005f2e7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6021d7" officeooo:paragraph-rsid="006021d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61b8ad" officeooo:paragraph-rsid="0061b8a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631ad4" officeooo:paragraph-rsid="00631ad4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67b6a9" officeooo:paragraph-rsid="0067b6a9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688a38" officeooo:paragraph-rsid="00688a38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698245" officeooo:paragraph-rsid="00698245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698245" officeooo:paragraph-rsid="006a59f8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6cf6d6" officeooo:paragraph-rsid="006cf6d6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370b0" officeooo:paragraph-rsid="003370b0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7cac6" officeooo:paragraph-rsid="0037cac6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94022" officeooo:paragraph-rsid="00394022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e892f" officeooo:paragraph-rsid="003e892f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698245" officeooo:paragraph-rsid="006a59f8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bold" officeooo:rsid="0023a5fc" officeooo:paragraph-rsid="0023a5fc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ndale Mono" fo:font-size="14pt" fo:font-style="normal" style:text-underline-style="solid" style:text-underline-width="auto" style:text-underline-color="font-color" fo:font-weight="bold" officeooo:rsid="003e892f" officeooo:paragraph-rsid="003e892f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3339ed" officeooo:paragraph-rsid="003339ed" fo:background-color="#ffff0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4e4f0c" officeooo:paragraph-rsid="004e4f0c" fo:background-color="#ffff00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5c1849" officeooo:paragraph-rsid="005c1849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4b7a39" officeooo:paragraph-rsid="004b7a39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631ad4" officeooo:paragraph-rsid="00631ad4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bold" officeooo:rsid="0026db1a" officeooo:paragraph-rsid="0026db1a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bold" officeooo:rsid="0050fcc6" officeooo:paragraph-rsid="0050fcc6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officeooo:paragraph-rsid="00489b9b"/>
    </style:style>
    <style:style style:name="P54" style:family="paragraph" style:parent-style-name="Standard">
      <style:paragraph-properties fo:text-align="start" style:justify-single-word="false"/>
      <style:text-properties officeooo:paragraph-rsid="0049db16"/>
    </style:style>
    <style:style style:name="P55" style:family="paragraph" style:parent-style-name="Standard">
      <style:paragraph-properties fo:text-align="start" style:justify-single-word="false"/>
      <style:text-properties officeooo:paragraph-rsid="004b7a39"/>
    </style:style>
    <style:style style:name="P56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style:font-name="monospace" fo:font-size="9.44999980926514pt" fo:font-weight="normal" fo:background-color="#272822"/>
    </style:style>
    <style:style style:name="P57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fo:background-color="#272822"/>
    </style:style>
    <style:style style:name="P58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color="#75715e" style:font-name="monospace" fo:font-size="9.44999980926514pt" fo:font-weight="normal" officeooo:paragraph-rsid="0037cac6" fo:background-color="#272822"/>
    </style:style>
    <style:style style:name="P59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229cf" officeooo:paragraph-rsid="007229cf" style:font-size-asian="14pt" style:font-weight-asian="bold" style:font-size-complex="14pt" style:font-weight-complex="bold"/>
    </style:style>
    <style:style style:name="T1" style:family="text">
      <style:text-properties officeooo:rsid="00313d7a"/>
    </style:style>
    <style:style style:name="T2" style:family="text">
      <style:text-properties officeooo:rsid="003284b8"/>
    </style:style>
    <style:style style:name="T3" style:family="text">
      <style:text-properties style:font-name="Andale Mono" fo:font-size="13pt" style:font-size-asian="13pt" style:font-size-complex="13pt"/>
    </style:style>
    <style:style style:name="T4" style:family="text">
      <style:text-properties style:font-name="Andale Mono" fo:font-size="12pt" style:text-underline-style="none" fo:font-weight="normal" officeooo:rsid="00489b9b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style:text-underline-style="none" fo:font-weight="normal" officeooo:rsid="00487d2e" style:font-size-asian="12pt" style:font-weight-asian="normal" style:font-size-complex="12pt" style:font-weight-complex="normal"/>
    </style:style>
    <style:style style:name="T6" style:family="text">
      <style:text-properties style:font-name="Andale Mono" fo:font-size="12pt" style:text-underline-style="none" fo:font-weight="normal" officeooo:rsid="00491a17" style:font-size-asian="12pt" style:font-weight-asian="normal" style:font-size-complex="12pt" style:font-weight-complex="normal"/>
    </style:style>
    <style:style style:name="T7" style:family="text">
      <style:text-properties style:font-name="Andale Mono" fo:font-size="12pt" style:text-underline-style="none" fo:font-weight="normal" officeooo:rsid="0049db16" style:font-size-asian="12pt" style:font-weight-asian="normal" style:font-size-complex="12pt" style:font-weight-complex="normal"/>
    </style:style>
    <style:style style:name="T8" style:family="text">
      <style:text-properties style:font-name="Andale Mono" fo:font-size="12pt" style:text-underline-style="none" fo:font-weight="normal" officeooo:rsid="004b7a39" style:font-size-asian="12pt" style:font-weight-asian="normal" style:font-size-complex="12pt" style:font-weight-complex="normal"/>
    </style:style>
    <style:style style:name="T9" style:family="text">
      <style:text-properties fo:color="#a6e22e"/>
    </style:style>
    <style:style style:name="T10" style:family="text">
      <style:text-properties fo:color="#a6e22e" style:font-name="monospace" fo:font-size="9.44999980926514pt" fo:font-weight="normal"/>
    </style:style>
    <style:style style:name="T11" style:family="text">
      <style:text-properties fo:color="#fd971f" fo:font-style="italic"/>
    </style:style>
    <style:style style:name="T12" style:family="text">
      <style:text-properties fo:color="#66d9ef" fo:font-style="italic"/>
    </style:style>
    <style:style style:name="T13" style:family="text">
      <style:text-properties style:font-name="monospace" fo:font-size="9.44999980926514pt" fo:font-weight="normal"/>
    </style:style>
    <style:style style:name="T14" style:family="text">
      <style:text-properties fo:color="#ae81ff" style:font-name="monospace" fo:font-size="9.44999980926514pt" fo:font-weight="normal"/>
    </style:style>
    <style:style style:name="T15" style:family="text">
      <style:text-properties fo:color="#75715e" style:font-name="monospace" fo:font-size="9.44999980926514pt" fo:font-weight="normal"/>
    </style:style>
    <style:style style:name="T16" style:family="text">
      <style:text-properties officeooo:rsid="0037ee3c"/>
    </style:style>
    <style:style style:name="T17" style:family="text">
      <style:text-properties officeooo:rsid="00394022"/>
    </style:style>
    <style:style style:name="T18" style:family="text">
      <style:text-properties fo:font-variant="normal" fo:text-transform="none" fo:color="#660099" style:font-name="Andale Mono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9" style:family="text">
      <style:text-properties officeooo:rsid="005c1849"/>
    </style:style>
    <style:style style:name="T20" style:family="text">
      <style:text-properties officeooo:rsid="006468fd"/>
    </style:style>
    <style:style style:name="T21" style:family="text">
      <style:text-properties officeooo:rsid="006a59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Introduction</text:p>
      <text:p text:style-name="P59"/>
      <text:p text:style-name="P59"><draw:frame draw:style-name="fr1" draw:name="Image1" text:anchor-type="paragraph" svg:x="0.3516in" svg:y="0in" svg:width="7.411in" svg:height="2.3555in" draw:z-index="0"><draw:image xlink:href="Pictures/100000000000035B00000111500C3B9D71835C7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8-01-09T17:08:23.589846119</dc:date>
    <meta:editing-duration>P1DT19H29M40S</meta:editing-duration>
    <meta:editing-cycles>70</meta:editing-cycles>
    <meta:generator>LibreOffice/5.1.6.2$Linux_X86_64 LibreOffice_project/10m0$Build-2</meta:generator>
    <meta:document-statistic meta:table-count="0" meta:image-count="1" meta:object-count="0" meta:page-count="1" meta:paragraph-count="1" meta:word-count="1" meta:character-count="12" meta:non-whitespace-character-count="12"/>
  </office:meta>
</office:document-meta>
</file>